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catFilter.initializ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oncatFilter.getPrep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atFilter.setPrepend( final File prep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atFilter.setAppend( final File app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atFilter.getApp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atFilter.read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oncatFilter.ConcatFilter( final 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atFilter.chain( final Reader rd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catFilter.Conca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